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f305" officeooo:paragraph-rsid="001df305"/>
    </style:style>
    <style:style style:name="P2" style:family="paragraph" style:parent-style-name="Text_20_body">
      <style:text-properties officeooo:rsid="001e2eed" officeooo:paragraph-rsid="001e2eed"/>
    </style:style>
    <style:style style:name="P3" style:family="paragraph" style:parent-style-name="Text_20_body">
      <style:text-properties officeooo:rsid="001ff841" officeooo:paragraph-rsid="001ff841"/>
    </style:style>
    <style:style style:name="P4" style:family="paragraph" style:parent-style-name="Text_20_body">
      <style:text-properties officeooo:rsid="00209b70" officeooo:paragraph-rsid="00209b70"/>
    </style:style>
    <style:style style:name="P5" style:family="paragraph" style:parent-style-name="Text_20_body">
      <style:text-properties officeooo:rsid="00209b70" officeooo:paragraph-rsid="00209b70"/>
    </style:style>
    <style:style style:name="P6" style:family="paragraph" style:parent-style-name="Text_20_body">
      <style:text-properties officeooo:rsid="002415da" officeooo:paragraph-rsid="002415da"/>
    </style:style>
    <style:style style:name="T1" style:family="text">
      <style:text-properties officeooo:rsid="001e2ee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6940"/>
    </style:style>
    <style:style style:name="T4" style:family="text">
      <style:text-properties officeooo:rsid="0023e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 text:c="32"/><text:span text:style-name="T2"><text:s/>JAVASCRIPT INTERNSHIP REPORT</text:span></text:h>
      <text:p text:style-name="Text_20_body"/>
      <text:p text:style-name="P2">Daily activety</text:p>
      <text:p text:style-name="P1">Day1:Date 28/05/2024</text:p>
      <text:p text:style-name="P1">The Internship started on 28-05-2024.First day was introduction day.This session includes.</text:p>
      <text:p text:style-name="P1">1.Principles of computer</text:p>
      <text:p text:style-name="P1">2.Types of application</text:p>
      <text:p text:style-name="P1">3Types of website</text:p>
      <text:p text:style-name="P1">4.Explain static and dynamic website</text:p>
      <text:p text:style-name="P1">5.Introduce java script</text:p>
      <text:p text:style-name="P1">6.Features of java script</text:p>
      <text:p text:style-name="P1">7.Explain variables</text:p>
      <text:p text:style-name="P1">8.Explain 4 ways to declare variable</text:p>
      <text:p text:style-name="P1">9.<text:span text:style-name="T1">Introduce VS code and node js</text:span></text:p>
      <text:p text:style-name="P2">10.Type conversion in java script [implicit and explicit<text:span text:style-name="T3">]</text:span></text:p>
      <text:p text:style-name="P2">This will be in hands on training mode so, we completed 6 task and 4 task assingnment Total 10 program completed in the introduction day.</text:p>
      <text:p text:style-name="P2"/>
      <text:p text:style-name="P2"/>
      <text:p text:style-name="P2"/>
      <text:p text:style-name="P3">Day2:Date:29/05/2024</text:p>
      <text:p text:style-name="P3">second day is on 29/05/2024.Hands on training will be start at 9:45 am. We converted the following sessions.</text:p>
      <text:p text:style-name="P3">1.strict ketword and use of atrict word with example</text:p>
      <text:p text:style-name="P3">2.Expression</text:p>
      <text:p text:style-name="P3">3.comment: <text:s/>Explained about comment in programming laguages</text:p>
      <text:p text:style-name="P3">4.Read data from users: This session will be explain how data is acces from keyboard and sone there programs based on this session.</text:p>
      <text:p text:style-name="P3">5.operators:</text:p>
      <text:p text:style-name="P3">a.Arithemetic operators</text:p>
      <text:p text:style-name="P3">b.Comparison operators</text:p>
      <text:p text:style-name="P3">c.Logical operators</text:p>
      <text:p text:style-name="P4"><text:soft-page-break/>6.Conditional statement:</text:p>
      <text:p text:style-name="P4">U<text:span text:style-name="T4">s</text:span>e if specify a block of code to be executed,if a specified condition is true</text:p>
      <text:p text:style-name="P4"/>
      <text:p text:style-name="P6">Day3:30/05/2024</text:p>
      <text:p text:style-name="P6">Todays session covered the following concept.</text:p>
      <text:p text:style-name="P6">1.conditional statements</text:p>
      <text:p text:style-name="P6">it is used to control flow of a program and create branches in the program.</text:p>
      <text:p text:style-name="P6">To implement to use if:else statement and also discused else if. Cpmpleted 3 tasks and 2 assignments in this session.</text:p>
      <text:p text:style-name="P6">2.looping statement</text:p>
      <text:p text:style-name="P6">it discuss itration of a program.</text:p>
      <text:p text:style-name="P6">Type of loops</text:p>
      <text:p text:style-name="P6">1.While loop</text:p>
      <text:p text:style-name="P6">2.Do while</text:p>
      <text:p text:style-name="P6">3.For loop</text:p>
      <text:p text:style-name="P6">completed 3 task and 2 assignments</text:p>
      <text:p text:style-name="P6">Day4;31/05/2024</text:p>
      <text:p text:style-name="P6">Todays sessions are </text:p>
      <text:p text:style-name="P6">1.For in loop</text:p>
      <text:p text:style-name="P6">2.For of loop</text:p>
      <text:p text:style-name="P6">3.Function</text:p>
      <text:p text:style-name="P6">Completed function states (function declaration,definition,calling)</text:p>
      <text:p text:style-name="P6">Finish 3 task and 4 assignment in afternoon session(1:30 pmto 3:30pm)</text:p>
      <text:p text:style-name="P3"/>
      <text:p text:style-name="P3"><text:s text:c="4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7.593253265</meta:creation-date>
    <dc:date>2024-05-31T15:38:32.359992464</dc:date>
    <meta:editing-duration>PT24M3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263" meta:character-count="1790" meta:non-whitespace-character-count="1534"/>
  </office:meta>
</office:document-meta>
</file>